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1.024910092" calcext:value-type="float">
            <text:p>1,024910092</text:p>
          </table:table-cell>
          <table:table-cell office:value-type="float" office:value="0.5930052996" calcext:value-type="float">
            <text:p>0,5930052996</text:p>
          </table:table-cell>
          <table:table-cell office:value-type="float" office:value="0.0004504101817" calcext:value-type="float">
            <text:p>0,0004504102</text:p>
          </table:table-cell>
          <table:table-cell office:value-type="float" office:value="0.0000178734208" calcext:value-type="float">
            <text:p>1,78734208E-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418" calcext:value-type="float">
            <text:p>142418</text:p>
          </table:table-cell>
          <table:table-cell office:value-type="float" office:value="1.019227266" calcext:value-type="float">
            <text:p>1,019227266</text:p>
          </table:table-cell>
          <table:table-cell office:value-type="float" office:value="0.5982490182" calcext:value-type="float">
            <text:p>0,5982490182</text:p>
          </table:table-cell>
          <table:table-cell office:value-type="float" office:value="0.0003570472181" calcext:value-type="float">
            <text:p>0,0003570472</text:p>
          </table:table-cell>
          <table:table-cell office:value-type="float" office:value="0.00000714094449" calcext:value-type="float">
            <text:p>7,14094449E-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2590" calcext:value-type="float">
            <text:p>142590</text:p>
          </table:table-cell>
          <table:table-cell office:value-type="float" office:value="1.052850127" calcext:value-type="float">
            <text:p>1,052850127</text:p>
          </table:table-cell>
          <table:table-cell office:value-type="float" office:value="0.598274827" calcext:value-type="float">
            <text:p>0,598274827</text:p>
          </table:table-cell>
          <table:table-cell office:value-type="float" office:value="0.0005919839605" calcext:value-type="float">
            <text:p>0,000591984</text:p>
          </table:table-cell>
          <table:table-cell office:value-type="float" office:value="0.000007132337032" calcext:value-type="float">
            <text:p>7,132337032E-0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2846" calcext:value-type="float">
            <text:p>142846</text:p>
          </table:table-cell>
          <table:table-cell office:value-type="float" office:value="1.073134303" calcext:value-type="float">
            <text:p>1,073134303</text:p>
          </table:table-cell>
          <table:table-cell office:value-type="float" office:value="0.5964432955" calcext:value-type="float">
            <text:p>0,5964432955</text:p>
          </table:table-cell>
          <table:table-cell office:value-type="float" office:value="0.0009433995583" calcext:value-type="float">
            <text:p>0,0009433996</text:p>
          </table:table-cell>
          <table:table-cell office:value-type="float" office:value="0.000003559998504" calcext:value-type="float">
            <text:p>0,000003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3320" calcext:value-type="float">
            <text:p>143320</text:p>
          </table:table-cell>
          <table:table-cell office:value-type="float" office:value="1.081378222" calcext:value-type="float">
            <text:p>1,081378222</text:p>
          </table:table-cell>
          <table:table-cell office:value-type="float" office:value="0.5992091298" calcext:value-type="float">
            <text:p>0,5992091298</text:p>
          </table:table-cell>
          <table:table-cell office:value-type="float" office:value="0.0007771000382" calcext:value-type="float">
            <text:p>0,0007771</text:p>
          </table:table-cell>
          <table:table-cell office:value-type="float" office:value="0.000003548401992" calcext:value-type="float">
            <text:p>3,548401992E-0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847" calcext:value-type="float">
            <text:p>143847</text:p>
          </table:table-cell>
          <table:table-cell office:value-type="float" office:value="1.026767492" calcext:value-type="float">
            <text:p>1,026767492</text:p>
          </table:table-cell>
          <table:table-cell office:value-type="float" office:value="0.5988970399" calcext:value-type="float">
            <text:p>0,5988970399</text:p>
          </table:table-cell>
          <table:table-cell office:value-type="float" office:value="0.000289915537" calcext:value-type="float">
            <text:p>0,0002899155</text:p>
          </table:table-cell>
          <table:table-cell office:value-type="float" office:value="0.000003535555379" calcext:value-type="float">
            <text:p>3,535555379E-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041" calcext:value-type="float">
            <text:p>144041</text:p>
          </table:table-cell>
          <table:table-cell office:value-type="float" office:value="1.033632398" calcext:value-type="float">
            <text:p>1,033632398</text:p>
          </table:table-cell>
          <table:table-cell office:value-type="float" office:value="0.5980305076" calcext:value-type="float">
            <text:p>0,5980305076</text:p>
          </table:table-cell>
          <table:table-cell office:value-type="float" office:value="0.0002718715405" calcext:value-type="float">
            <text:p>0,0002718715</text:p>
          </table:table-cell>
          <table:table-cell office:value-type="float" office:value="0.000003530799177" calcext:value-type="float">
            <text:p>3,530799177E-0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13" calcext:value-type="float">
            <text:p>144213</text:p>
          </table:table-cell>
          <table:table-cell office:value-type="float" office:value="1.068226457" calcext:value-type="float">
            <text:p>1,068226457</text:p>
          </table:table-cell>
          <table:table-cell office:value-type="float" office:value="0.5997952223" calcext:value-type="float">
            <text:p>0,5997952223</text:p>
          </table:table-cell>
          <table:table-cell office:value-type="float" office:value="0.000423189369" calcext:value-type="float">
            <text:p>0,0004231894</text:p>
          </table:table-cell>
          <table:table-cell office:value-type="float" office:value="0.000003526577984" calcext:value-type="float">
            <text:p>3,526577984E-0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488" calcext:value-type="float">
            <text:p>144488</text:p>
          </table:table-cell>
          <table:table-cell office:value-type="float" office:value="1.078003526" calcext:value-type="float">
            <text:p>1,078003526</text:p>
          </table:table-cell>
          <table:table-cell office:value-type="float" office:value="0.5993130803" calcext:value-type="float">
            <text:p>0,5993130803</text:p>
          </table:table-cell>
          <table:table-cell office:value-type="float" office:value="0.0005033403286" calcext:value-type="float">
            <text:p>0,0005033403</text:p>
          </table:table-cell>
          <table:table-cell office:value-type="float" office:value="0.000003519862503" calcext:value-type="float">
            <text:p>3,519862503E-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889" calcext:value-type="float">
            <text:p>144889</text:p>
          </table:table-cell>
          <table:table-cell office:value-type="float" office:value="1.026897788" calcext:value-type="float">
            <text:p>1,026897788</text:p>
          </table:table-cell>
          <table:table-cell office:value-type="float" office:value="0.5998778343" calcext:value-type="float">
            <text:p>0,5998778343</text:p>
          </table:table-cell>
          <table:table-cell office:value-type="float" office:value="0.0002702683851" calcext:value-type="float">
            <text:p>0,0002702684</text:p>
          </table:table-cell>
          <table:table-cell office:value-type="float" office:value="0.000003509978797" calcext:value-type="float">
            <text:p>0,00000351</text:p>
          </table:table-cell>
        </table:table-row>
        <table:table-row table:style-name="ro1">
          <table:table-cell table:number-columns-repeated="2"/>
          <table:table-cell table:formula="of:=AVERAGE([.C2:.C11])" office:value-type="float" office:value="1.0485027671" calcext:value-type="float">
            <text:p>1,0485027671</text:p>
          </table:table-cell>
          <table:table-cell table:formula="of:=AVERAGE([.D2:.D11])" office:value-type="float" office:value="0.59810952545" calcext:value-type="float">
            <text:p>0,5981095255</text:p>
          </table:table-cell>
          <table:table-cell table:formula="of:=AVERAGE([.E2:.E11])" office:value-type="float" office:value="0.0004878526117" calcext:value-type="float">
            <text:p>0,0004878526</text:p>
          </table:table-cell>
          <table:table-cell table:formula="of:=AVERAGE([.F2:.F11])" office:value-type="float" office:value="0.0000056877876658" calcext:value-type="float">
            <text:p>5,6877876658E-006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9T19:56:36.638303342</dc:date>
    <meta:generator>LibreOffice/4.1.4.2$Linux_X86_64 LibreOffice_project/410m0$Build-2</meta:generator>
    <meta:editing-duration>P0D</meta:editing-duration>
    <meta:editing-cycles>1</meta:editing-cycles>
    <meta:document-statistic meta:table-count="1" meta:cell-count="70" meta:object-count="0"/>
  </office:meta>
</office:document-meta>
</file>